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4</text:p>
      <text:p text:style-name="Standard"/>
      <text:p text:style-name="Standard">Other side of 1920s</text:p>
      <text:p text:style-name="Standard">Modern aspect of 1920s</text:p>
      <text:p text:style-name="Standard">Preserving an old vision of society VS. Embracing a new society</text:p>
      <text:p text:style-name="Standard">National scope of things is obvious to us.</text:p>
      <text:p text:style-name="Standard">Second Klan starts in 19teens and is national in scope.</text:p>
      <text:p text:style-name="Standard">Power in Klan comes from numbers and its breadth.</text:p>
      <text:p text:style-name="Standard">The Klan's national manifestation is indisputably the largest part of the counter-attack on modern traditions.</text:p>
      <text:p text:style-name="Standard">Modern focus is individualism. That each person is unique.</text:p>
      <text:p text:style-name="Standard">Trade-off for powerful individualism can be isolation, alienation.</text:p>
      <text:p text:style-name="Standard">Census of 1920 is first to document a majority of population lives in American cities.</text:p>
      <text:p text:style-name="Standard">Great Migration.</text:p>
      <text:p text:style-name="Standard">Simply a name historians give to phenomenon of movement.</text:p>
      <text:p text:style-name="Standard">Starting in 1914, African-Americans start moving out of south.</text:p>
      <text:p text:style-name="Standard">Eventually in a full-scale flood.</text:p>
      <text:p text:style-name="Standard">In the 4 years of WWI, 500k African-Americans moved out of south into north for number of reasons.</text:p>
      <text:p text:style-name="Standard">Employment and equal opportunity was high in reasoning.</text:p>
      <text:p text:style-name="Standard">Better education, treatment. Limited fear in North of lynchings and beatings.</text:p>
      <text:p text:style-name="Standard">Overall, between 1914 to 1930, about 1.5 million moved out of south.</text:p>
      <text:p text:style-name="Standard">Roughly 5 million African-Americans moving out of South from 1914 to 1960.</text:p>
      <text:p text:style-name="Standard">Problems</text:p>
      <text:p text:style-name="Standard">African-Americans move into areas where small black pop already exists, putting enormous pressure on those existing pops.</text:p>
      <text:p text:style-name="Standard">Black Pop of Chicago nearly doubled.</text:p>
      <text:p text:style-name="Standard">Detroit went from just over 1500 to over 50k.</text:p>
      <text:p text:style-name="Standard">Pittsburgh increased about 50%</text:p>
      <text:p text:style-name="Standard">Cleveland: 8500 to 30k.</text:p>
      <text:p text:style-name="Standard"/>
      <text:p text:style-name="Standard">Typically blacks are relegated to already black neighborhoods, making housing stock worse.</text:p>
      <text:p text:style-name="Standard">The problems the grew out of this, pressure on housing, pop, jobs.</text:p>
      <text:p text:style-name="Standard">Created serious social problems.</text:p>
      <text:p text:style-name="Standard">Created powerful critical mass of historically intellectual movement called Harlem Renaissance.</text:p>
      <text:p text:style-name="Standard">Harlem became home to black intellectuals.</text:p>
      <text:p text:style-name="Standard">Names</text:p>
      <text:p text:style-name="Standard"/>
      <text:p text:style-name="Standard">Explore issues of racial identity, experience.</text:p>
      <text:p text:style-name="Standard">Elite black community growing out of historically black colleges.</text:p>
      <text:p text:style-name="Standard"/>
      <text:p text:style-name="Standard">3 books that engage aspect of black experience.</text:p>
      <text:p text:style-name="Standard">James Weldon Johnson published in 1912: Autobiography of Ex-colored Man.</text:p>
      <text:p text:style-name="Standard">Nella Larsen: Passing</text:p>
      <text:p text:style-name="Standard">George S. Schuyler: Black No More</text:p>
      <text:p text:style-name="Standard"/>
      <text:p text:style-name="Standard">J. W. Johnson became field (rep?) of NAACP</text:p>
      <text:p text:style-name="Standard"/>
      <text:p text:style-name="Standard"><text:soft-page-break/>W. E. B. Du Bois: The Souls of Black Folk</text:p>
      <text:p text:style-name="Standard"/>
      <text:p text:style-name="Standard">(38 minute notes)</text:p>
      <text:p text:style-name="Standard"/>
      <text:p text:style-name="Standard">Tulsa, Oklahoma. Riots.</text:p>
      <text:p text:style-name="Standard">Over 300 African Americans were killed.</text:p>
      <text:p text:style-name="Standard"># left homeless.</text:p>
      <text:p text:style-name="Standard">National guard burned Black neighborhood to the ground.</text:p>
      <text:p text:style-name="Standard">Another race riot provoked in part by uniformed Black service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 text:fixed="true">03/19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3-19T13:51:31.47</meta:creation-date>
    <meta:generator>OpenOffice/4.1.3$Win32 OpenOffice.org_project/413m1$Build-9783</meta:generator>
    <dc:date>2018-05-10T14:23:28.99</dc:date>
    <dc:creator>Timothy Cayer</dc:creator>
    <meta:editing-duration>PT1H54M57S</meta:editing-duration>
    <meta:editing-cycles>9</meta:editing-cycles>
    <meta:document-statistic meta:table-count="0" meta:image-count="0" meta:object-count="0" meta:page-count="2" meta:paragraph-count="47" meta:word-count="364" meta:character-count="2317"/>
  </office:meta>
</office:document-meta>
</file>